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 style:list-style-name="L10"/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 style:list-style-name="L1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rav för ett Forum</text:p>
      <text:p text:style-name="P1"/>
      <text:p text:style-name="P1">Beskrivning/vison</text:p>
      <text:p text:style-name="P2">Min tanke är att göra ett enkelt forum där man kan skapa nya trådar och kunna lägga upp kommentarer i trådarna. Man ska även kunna lägga upp bilder i sina kommentarer. Det ska även kunna finnas moderatorer som kan radera kommentarer och stänga trådar.</text:p>
      <text:p text:style-name="Standard"/>
      <text:p text:style-name="Standard"><text:span text:style-name="T1">Aktörer:</text:span></text:p>
      <text:p text:style-name="Standard">Moderator</text:p>
      <text:p text:style-name="Standard">Medlemmar</text:p>
      <text:p text:style-name="Standard"/>
      <text:p text:style-name="P1">AF1.1 Registrera sig</text:p>
      <text:list xml:id="list29221954" text:style-name="L1">
        <text:list-item>
          <text:p text:style-name="P3">En person vill registrera sig och klickar på registrera knappen</text:p>
        </text:list-item>
        <text:list-item>
          <text:p text:style-name="P3">Systemet presenterar ett formulär och en knapp</text:p>
        </text:list-item>
        <text:list-item>
          <text:p text:style-name="P3">Personen fyller i formuläret och trycker på knappen.</text:p>
        </text:list-item>
        <text:list-item>
          <text:p text:style-name="P3">Systemet sparar personen som en medlem.</text:p>
        </text:list-item>
      </text:list>
      <text:p text:style-name="Standard"/>
      <text:p text:style-name="P1">AF1.2 Logga in</text:p>
      <text:list xml:id="list29253430" text:style-name="L2">
        <text:list-item>
          <text:p text:style-name="P4">En person vill logga in</text:p>
        </text:list-item>
        <text:list-item>
          <text:p text:style-name="P4">Systemet visar två textboxar och en knapp för att logga in</text:p>
        </text:list-item>
        <text:list-item>
          <text:p text:style-name="P4">Personen fyller in informationen och klickar knappen</text:p>
        </text:list-item>
        <text:list-item>
          <text:p text:style-name="P4">Systemet loggar in personen.</text:p>
        </text:list-item>
      </text:list>
      <text:p text:style-name="Standard"/>
      <text:p text:style-name="P1">AF2 lista</text:p>
      <text:list xml:id="list29252524" text:style-name="L6">
        <text:list-item>
          <text:p text:style-name="P7">En medlem vill se listan över startade trådar.</text:p>
        </text:list-item>
        <text:list-item>
          <text:p text:style-name="P7">Systemet presenterar en lista över alla trådar som har skapats.</text:p>
        </text:list-item>
      </text:list>
      <text:p text:style-name="Standard"/>
      <text:p text:style-name="P1">AF3.1 Skapa ny tråd</text:p>
      <text:list xml:id="list29246881" text:style-name="L3">
        <text:list-item>
          <text:p text:style-name="P5">En medlem vill skapa en ny tråd</text:p>
        </text:list-item>
        <text:list-item>
          <text:p text:style-name="P5">Systemet visar upp en textbox för namnet på tråden och en textbox för att skriva i.</text:p>
        </text:list-item>
        <text:list-item>
          <text:p text:style-name="P5">Medlemmen fyller i textboxarna och klickar på knappen för att lägga upp den.</text:p>
        </text:list-item>
        <text:list-item>
          <text:p text:style-name="P5">Systemet sparar informationen i textboxarna och lägger in dem som en ny tråd.</text:p>
        </text:list-item>
      </text:list>
      <text:p text:style-name="Standard"/>
      <text:p text:style-name="P1">AF3.2 Inlägg/kommentar</text:p>
      <text:list xml:id="list29231701" text:style-name="L7">
        <text:list-item>
          <text:p text:style-name="P8">En medlem vill skriva ett inlägg/kommentar på en tråd.</text:p>
        </text:list-item>
        <text:list-item>
          <text:p text:style-name="P8">Systemet visar upp en textbox som medlemmen kan skriva i.</text:p>
        </text:list-item>
        <text:list-item>
          <text:p text:style-name="P8">Medlemmen fyller i informationen och klickar på knappen för att lägga upp den.</text:p>
        </text:list-item>
        <text:list-item>
          <text:p text:style-name="P8">Systemet sparar texten i boxen och lägger upp den som en kommentar.</text:p>
        </text:list-item>
      </text:list>
      <text:p text:style-name="Standard"/>
      <text:p text:style-name="Standard"><text:span text:style-name="T1">AF3.3 Lägga upp bilder</text:span></text:p>
      <text:list xml:id="list33505160" text:style-name="L11">
        <text:list-item>
          <text:p text:style-name="P13">En medlem vill lägga upp en bild i sin kommentar/inlägg.</text:p>
        </text:list-item>
        <text:list-item>
          <text:p text:style-name="P13">Systemet presenterar en box där man kan välja bilden man vill lägga upp.</text:p>
        </text:list-item>
        <text:list-item>
          <text:p text:style-name="P13">Medlemmen väljer den bild han vill lägga upp.</text:p>
        </text:list-item>
        <text:list-item>
          <text:p text:style-name="P13">När kommentaren/inlägget läggs till kommer även bilden läggas till.</text:p>
        </text:list-item>
      </text:list>
      <text:p text:style-name="Standard"><text:span text:style-name="T1"/></text:p>
      <text:p text:style-name="P1">AF3.4 Radera kommentar/inlägg</text:p>
      <text:list xml:id="list33218369" text:style-name="L10">
        <text:list-item>
          <text:p text:style-name="P11">En medlem vill radera sin kommentar/inlägg.</text:p>
        </text:list-item>
        <text:list-item>
          <text:p text:style-name="P11">Systemet presenterar en knapp vid kommentaren.</text:p>
        </text:list-item>
        <text:list-item>
          <text:p text:style-name="P11">Medlemmen trycker på knappen.</text:p>
        </text:list-item>
        <text:list-item>
          <text:p text:style-name="P11">Systemet tar bort kommentaren.</text:p>
        </text:list-item>
      </text:list>
      <text:p text:style-name="Standard"/>
      <text:p text:style-name="Standard"/>
      <text:p text:style-name="P1"><text:soft-page-break/>AF3.5 Redigera kommentarer</text:p>
      <text:list xml:id="list29240427" text:style-name="L8">
        <text:list-item>
          <text:p text:style-name="P9">En medlem vill redigera sitt inlägg/kommentar.</text:p>
        </text:list-item>
        <text:list-item>
          <text:p text:style-name="P9">Systemet visar en knapp på inlägget som säger redigera.</text:p>
        </text:list-item>
        <text:list-item>
          <text:p text:style-name="P9">Medlemmen klickar på knappen.</text:p>
        </text:list-item>
        <text:list-item>
          <text:p text:style-name="P9">Systemet presenterar en textbox med kommentaren och låter användaren redigera den.</text:p>
        </text:list-item>
        <text:list-item>
          <text:p text:style-name="P9">Medlemmen redigerar texten som han vill och klickar på sparar knappen.</text:p>
        </text:list-item>
        <text:list-item>
          <text:p text:style-name="P9">Systemet sparar den nya versionen av texten och ersätter den gamla.</text:p>
        </text:list-item>
      </text:list>
      <text:p text:style-name="P2"/>
      <text:p text:style-name="P1">AF4.1 Stänga en tråd</text:p>
      <text:list xml:id="list29240444" text:style-name="L4">
        <text:list-item>
          <text:p text:style-name="P6">En moderator vill stänga en tråd</text:p>
        </text:list-item>
        <text:list-item>
          <text:p text:style-name="P6">Systemet visar upp en knapp som endast en moderatorer kan se.</text:p>
        </text:list-item>
        <text:list-item>
          <text:p text:style-name="P6">Moderatorn klickar på knappen.</text:p>
        </text:list-item>
        <text:list-item>
          <text:p text:style-name="P6">Systemet stänger av kommentering i tråden.</text:p>
        </text:list-item>
      </text:list>
      <text:p text:style-name="Standard"><text:span text:style-name="T1"/></text:p>
      <text:p text:style-name="P1">AF4.2 Radera kommentar/inlägg (moderator)</text:p>
      <text:list xml:id="list33752884" text:continue-list="list33218369" text:style-name="L10">
        <text:list-item>
          <text:p text:style-name="P11">En moderator vill radera en kommentar/inlägg.</text:p>
        </text:list-item>
        <text:list-item>
          <text:p text:style-name="P11">Systemet presenterar en knapp vid kommentaren.</text:p>
        </text:list-item>
        <text:list-item>
          <text:p text:style-name="P11">Moderatorn trycker på knappen.</text:p>
        </text:list-item>
        <text:list-item>
          <text:p text:style-name="P11">Systemet tar bort kommentar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n Svensson</meta:initial-creator>
    <meta:creation-date>2014-09-21T22:31:40.27</meta:creation-date>
    <dc:date>2014-10-14T13:59:14.40</dc:date>
    <dc:creator>Sebastian Svensson</dc:creator>
    <meta:editing-duration>PT16H12M5S</meta:editing-duration>
    <meta:editing-cycles>32</meta:editing-cycles>
    <meta:generator>OpenOffice.org/3.3$Win32 OpenOffice.org_project/330m20$Build-9567</meta:generator>
    <meta:document-statistic meta:table-count="0" meta:image-count="0" meta:object-count="0" meta:page-count="2" meta:paragraph-count="56" meta:word-count="450" meta:character-count="2656"/>
  </office:meta>
</office:document-meta>
</file>